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officeooo:rsid="001ae3ee" officeooo:paragraph-rsid="001ae3ee" style:font-size-asian="10.5pt"/>
    </style:style>
    <style:style style:name="P2" style:family="paragraph" style:parent-style-name="Standard">
      <style:paragraph-properties fo:text-align="justify" style:justify-single-word="false"/>
      <style:text-properties fo:language="fr" fo:country="FR" officeooo:rsid="001b0a1c" officeooo:paragraph-rsid="001b0a1c" style:font-size-asian="10.5pt"/>
    </style:style>
    <style:style style:name="P3" style:family="paragraph" style:parent-style-name="Standard">
      <style:paragraph-properties fo:text-align="justify" style:justify-single-word="false"/>
      <style:text-properties fo:language="fr" fo:country="FR" officeooo:rsid="001b0a1c" officeooo:paragraph-rsid="00679684" style:font-size-asian="10.5pt"/>
    </style:style>
    <style:style style:name="P4" style:family="paragraph" style:parent-style-name="Standard">
      <style:paragraph-properties fo:text-align="justify" style:justify-single-word="false"/>
      <style:text-properties fo:language="fr" fo:country="FR" officeooo:rsid="0069dd9c" officeooo:paragraph-rsid="0069dd9c" style:font-size-asian="10.5pt"/>
    </style:style>
    <style:style style:name="P5" style:family="paragraph" style:parent-style-name="Standard">
      <style:paragraph-properties fo:text-align="justify" style:justify-single-word="false"/>
      <style:text-properties fo:language="fr" fo:country="FR" officeooo:rsid="00406dd6" officeooo:paragraph-rsid="00d7f6cc" style:font-size-asian="10.5pt"/>
    </style:style>
    <style:style style:name="P6" style:family="paragraph" style:parent-style-name="Standard">
      <style:paragraph-properties fo:text-align="justify" style:justify-single-word="false"/>
      <style:text-properties fo:language="fr" fo:country="FR" officeooo:rsid="00d7f6cc" officeooo:paragraph-rsid="00d7f6cc" style:font-size-asian="10.5pt"/>
    </style:style>
    <style:style style:name="P7" style:family="paragraph" style:parent-style-name="Standard">
      <style:paragraph-properties fo:text-align="justify" style:justify-single-word="false"/>
      <style:text-properties fo:language="fr" fo:country="FR" officeooo:rsid="00d89889" officeooo:paragraph-rsid="00d89889" style:font-size-asian="10.5pt"/>
    </style:style>
    <style:style style:name="P8" style:family="paragraph" style:parent-style-name="Standard">
      <style:paragraph-properties fo:text-align="justify" style:justify-single-word="false"/>
      <style:text-properties fo:language="fr" fo:country="FR" officeooo:rsid="00e4e56c" officeooo:paragraph-rsid="00e4e56c" style:font-size-asian="10.5pt"/>
    </style:style>
    <style:style style:name="P9" style:family="paragraph" style:parent-style-name="Standard">
      <style:paragraph-properties fo:text-align="justify" style:justify-single-word="false"/>
      <style:text-properties fo:language="fr" fo:country="FR" officeooo:rsid="00e84d81" officeooo:paragraph-rsid="00e84d81" style:font-size-asian="10.5pt"/>
    </style:style>
    <style:style style:name="P10" style:family="paragraph" style:parent-style-name="Standard">
      <style:paragraph-properties fo:text-align="justify" style:justify-single-word="false"/>
      <style:text-properties fo:language="fr" fo:country="FR" officeooo:rsid="00ef8ee4" officeooo:paragraph-rsid="00f791ed" style:font-size-asian="10.5pt"/>
    </style:style>
    <style:style style:name="P11" style:family="paragraph" style:parent-style-name="Standard">
      <style:paragraph-properties fo:text-align="justify" style:justify-single-word="false"/>
      <style:text-properties fo:language="fr" fo:country="FR" officeooo:rsid="00f9e522" officeooo:paragraph-rsid="00f9e522" style:font-size-asian="10.5pt"/>
    </style:style>
    <style:style style:name="P12" style:family="paragraph" style:parent-style-name="Standard">
      <style:paragraph-properties fo:text-align="justify" style:justify-single-word="false"/>
      <style:text-properties fo:language="fr" fo:country="FR" fo:font-weight="bold" officeooo:rsid="001ae3ee" officeooo:paragraph-rsid="001ae3ee" style:font-size-asian="10.5pt" style:font-weight-asian="bold" style:font-weight-complex="bold"/>
    </style:style>
    <style:style style:name="P13" style:family="paragraph" style:parent-style-name="Standard">
      <style:paragraph-properties fo:text-align="justify" style:justify-single-word="false"/>
      <style:text-properties fo:language="fr" fo:country="FR" fo:font-weight="bold" officeooo:rsid="002468c1" officeooo:paragraph-rsid="002468c1" style:font-size-asian="10.5pt" style:font-weight-asian="bold" style:font-weight-complex="bold"/>
    </style:style>
    <style:style style:name="P14" style:family="paragraph" style:parent-style-name="Standard">
      <style:paragraph-properties fo:text-align="justify" style:justify-single-word="false"/>
      <style:text-properties fo:language="fr" fo:country="FR" fo:font-weight="bold" officeooo:rsid="00375475" officeooo:paragraph-rsid="00375475" style:font-size-asian="10.5pt" style:font-weight-asian="bold" style:font-weight-complex="bold"/>
    </style:style>
    <style:style style:name="P15" style:family="paragraph" style:parent-style-name="Standard">
      <style:paragraph-properties fo:text-align="justify" style:justify-single-word="false"/>
      <style:text-properties fo:language="fr" fo:country="FR" fo:font-weight="bold" officeooo:rsid="003c3716" officeooo:paragraph-rsid="003c3716" style:font-size-asian="10.5pt" style:font-weight-asian="bold" style:font-weight-complex="bold"/>
    </style:style>
    <style:style style:name="P16" style:family="paragraph" style:parent-style-name="Standard">
      <style:paragraph-properties fo:text-align="justify" style:justify-single-word="false"/>
      <style:text-properties fo:language="fr" fo:country="FR" fo:font-weight="bold" officeooo:rsid="00fde3e1" officeooo:paragraph-rsid="00fde3e1" style:font-size-asian="10.5pt" style:font-weight-asian="bold" style:font-weight-complex="bold"/>
    </style:style>
    <style:style style:name="P17" style:family="paragraph" style:parent-style-name="Standard">
      <style:paragraph-properties fo:text-align="justify" style:justify-single-word="false"/>
      <style:text-properties fo:language="fr" fo:country="FR" fo:font-weight="bold" officeooo:rsid="00ff5d70" officeooo:paragraph-rsid="00ff5d70" style:font-size-asian="10.5pt" style:font-weight-asian="bold" style:font-weight-complex="bold"/>
    </style:style>
    <style:style style:name="P18" style:family="paragraph" style:parent-style-name="Standard">
      <style:paragraph-properties fo:text-align="justify" style:justify-single-word="false"/>
      <style:text-properties fo:language="fr" fo:country="FR" fo:font-weight="normal" officeooo:rsid="003019ec" officeooo:paragraph-rsid="003019ec" style:font-size-asian="10.5pt" style:font-weight-asian="normal" style:font-weight-complex="normal"/>
    </style:style>
    <style:style style:name="P19" style:family="paragraph" style:parent-style-name="Standard">
      <style:paragraph-properties fo:text-align="justify" style:justify-single-word="false"/>
      <style:text-properties fo:language="fr" fo:country="FR" fo:font-weight="normal" officeooo:rsid="003019ec" officeooo:paragraph-rsid="008d15ce" style:font-size-asian="10.5pt" style:font-weight-asian="normal" style:font-weight-complex="normal"/>
    </style:style>
    <style:style style:name="P20" style:family="paragraph" style:parent-style-name="Standard">
      <style:paragraph-properties fo:text-align="justify" style:justify-single-word="false"/>
      <style:text-properties fo:language="fr" fo:country="FR" fo:font-weight="normal" officeooo:rsid="0035cf2a" officeooo:paragraph-rsid="0035cf2a" style:font-size-asian="10.5pt" style:font-weight-asian="normal" style:font-weight-complex="normal"/>
    </style:style>
    <style:style style:name="P21" style:family="paragraph" style:parent-style-name="Standard">
      <style:paragraph-properties fo:text-align="justify" style:justify-single-word="false"/>
      <style:text-properties fo:language="fr" fo:country="FR" fo:font-weight="normal" officeooo:rsid="003c82d1" officeooo:paragraph-rsid="003c82d1" style:font-size-asian="10.5pt" style:font-weight-asian="normal" style:font-weight-complex="normal"/>
    </style:style>
    <style:style style:name="P22" style:family="paragraph" style:parent-style-name="Standard">
      <style:paragraph-properties fo:text-align="justify" style:justify-single-word="false"/>
      <style:text-properties fo:language="fr" fo:country="FR" fo:font-weight="normal" officeooo:rsid="003c82d1" officeooo:paragraph-rsid="00c264a9" style:font-size-asian="10.5pt" style:font-weight-asian="normal" style:font-weight-complex="normal"/>
    </style:style>
    <style:style style:name="P23" style:family="paragraph" style:parent-style-name="Standard">
      <style:paragraph-properties fo:text-align="justify" style:justify-single-word="false"/>
      <style:text-properties fo:language="fr" fo:country="FR" fo:font-weight="normal" officeooo:rsid="003c3716" officeooo:paragraph-rsid="003c3716" style:font-size-asian="10.5pt" style:font-weight-asian="normal" style:font-weight-complex="normal"/>
    </style:style>
    <style:style style:name="P24" style:family="paragraph" style:parent-style-name="Standard">
      <style:paragraph-properties fo:text-align="justify" style:justify-single-word="false"/>
      <style:text-properties fo:language="fr" fo:country="FR" fo:font-weight="normal" officeooo:rsid="00406dd6" officeooo:paragraph-rsid="004419e4" style:font-size-asian="10.5pt" style:font-weight-asian="normal" style:font-weight-complex="normal"/>
    </style:style>
    <style:style style:name="P25" style:family="paragraph" style:parent-style-name="Standard">
      <style:paragraph-properties fo:text-align="justify" style:justify-single-word="false"/>
      <style:text-properties fo:language="fr" fo:country="FR" fo:font-weight="normal" officeooo:rsid="008b2223" officeooo:paragraph-rsid="008ecdc7" style:font-size-asian="10.5pt" style:font-weight-asian="normal" style:font-weight-complex="normal"/>
    </style:style>
    <style:style style:name="P26" style:family="paragraph" style:parent-style-name="Standard">
      <style:paragraph-properties fo:text-align="justify" style:justify-single-word="false"/>
      <style:text-properties fo:language="fr" fo:country="FR" fo:font-weight="normal" officeooo:rsid="008b2223" officeooo:paragraph-rsid="00aa0eb9" style:font-size-asian="10.5pt" style:font-weight-asian="normal" style:font-weight-complex="normal"/>
    </style:style>
    <style:style style:name="P27" style:family="paragraph" style:parent-style-name="Standard">
      <style:paragraph-properties fo:text-align="justify" style:justify-single-word="false"/>
      <style:text-properties fo:language="fr" fo:country="FR" fo:font-weight="normal" officeooo:rsid="002468c1" officeooo:paragraph-rsid="008d15ce" style:font-size-asian="10.5pt" style:font-weight-asian="normal" style:font-weight-complex="normal"/>
    </style:style>
    <style:style style:name="P28" style:family="paragraph" style:parent-style-name="Standard">
      <style:paragraph-properties fo:text-align="justify" style:justify-single-word="false"/>
      <style:text-properties fo:language="fr" fo:country="FR" fo:font-weight="normal" officeooo:rsid="0053843a" officeooo:paragraph-rsid="008d15ce" style:font-size-asian="10.5pt" style:font-weight-asian="normal" style:font-weight-complex="normal"/>
    </style:style>
    <style:style style:name="P29" style:family="paragraph" style:parent-style-name="Standard">
      <style:paragraph-properties fo:text-align="justify" style:justify-single-word="false"/>
      <style:text-properties fo:language="fr" fo:country="FR" fo:font-weight="normal" officeooo:rsid="0035e527" officeooo:paragraph-rsid="008d15ce" style:font-size-asian="10.5pt" style:font-weight-asian="normal" style:font-weight-complex="normal"/>
    </style:style>
    <style:style style:name="P30" style:family="paragraph" style:parent-style-name="Standard">
      <style:paragraph-properties fo:text-align="justify" style:justify-single-word="false"/>
      <style:text-properties fo:language="fr" fo:country="FR" fo:font-weight="normal" officeooo:rsid="00257030" officeooo:paragraph-rsid="008d15ce" style:font-size-asian="10.5pt" style:font-weight-asian="normal" style:font-weight-complex="normal"/>
    </style:style>
    <style:style style:name="P31" style:family="paragraph" style:parent-style-name="Standard">
      <style:paragraph-properties fo:text-align="justify" style:justify-single-word="false"/>
      <style:text-properties fo:language="fr" fo:country="FR" fo:font-weight="normal" officeooo:rsid="0027584e" officeooo:paragraph-rsid="008d15ce" style:font-size-asian="10.5pt" style:font-weight-asian="normal" style:font-weight-complex="normal"/>
    </style:style>
    <style:style style:name="P32" style:family="paragraph" style:parent-style-name="Standard">
      <style:paragraph-properties fo:text-align="justify" style:justify-single-word="false"/>
      <style:text-properties fo:language="fr" fo:country="FR" fo:font-weight="normal" officeooo:rsid="00320ce4" officeooo:paragraph-rsid="00919dd0" style:font-size-asian="10.5pt" style:font-weight-asian="normal" style:font-weight-complex="normal"/>
    </style:style>
    <style:style style:name="P33" style:family="paragraph" style:parent-style-name="Standard">
      <style:paragraph-properties fo:text-align="justify" style:justify-single-word="false"/>
      <style:text-properties fo:language="fr" fo:country="FR" fo:font-weight="normal" officeooo:rsid="00320ce4" officeooo:paragraph-rsid="00945ce7" style:font-size-asian="10.5pt" style:font-weight-asian="normal" style:font-weight-complex="normal"/>
    </style:style>
    <style:style style:name="P34" style:family="paragraph" style:parent-style-name="Standard">
      <style:paragraph-properties fo:text-align="justify" style:justify-single-word="false"/>
      <style:text-properties fo:language="fr" fo:country="FR" fo:font-weight="normal" officeooo:rsid="00a3872a" officeooo:paragraph-rsid="00a3872a" style:font-size-asian="10.5pt" style:font-weight-asian="normal" style:font-weight-complex="normal"/>
    </style:style>
    <style:style style:name="P35" style:family="paragraph" style:parent-style-name="Standard">
      <style:paragraph-properties fo:text-align="justify" style:justify-single-word="false"/>
      <style:text-properties fo:language="fr" fo:country="FR" fo:font-weight="normal" officeooo:rsid="00ba9fb5" officeooo:paragraph-rsid="00ba9fb5" style:font-size-asian="10.5pt" style:font-weight-asian="normal" style:font-weight-complex="normal"/>
    </style:style>
    <style:style style:name="P36" style:family="paragraph" style:parent-style-name="Standard">
      <style:paragraph-properties fo:text-align="justify" style:justify-single-word="false"/>
      <style:text-properties fo:language="fr" fo:country="FR" officeooo:rsid="0053843a" officeooo:paragraph-rsid="00679684" style:font-size-asian="10.5pt"/>
    </style:style>
    <style:style style:name="P37" style:family="paragraph" style:parent-style-name="Standard">
      <style:paragraph-properties fo:text-align="justify" style:justify-single-word="false"/>
      <style:text-properties fo:language="fr" fo:country="FR" officeooo:rsid="00f9e522" officeooo:paragraph-rsid="00f9e522" style:font-size-asian="10.5pt"/>
    </style:style>
    <style:style style:name="P38" style:family="paragraph" style:parent-style-name="Standard">
      <style:paragraph-properties fo:text-align="justify" style:justify-single-word="false"/>
      <style:text-properties fo:language="fr" fo:country="FR" officeooo:rsid="01324b2e" officeooo:paragraph-rsid="01324b2e" style:font-size-asian="10.5pt"/>
    </style:style>
    <style:style style:name="P39" style:family="paragraph" style:parent-style-name="Standard">
      <style:paragraph-properties fo:text-align="justify" style:justify-single-word="false"/>
      <style:text-properties fo:language="fr" fo:country="FR" officeooo:rsid="00ef8ee4" officeooo:paragraph-rsid="01364c15" style:font-size-asian="10.5pt"/>
    </style:style>
    <style:style style:name="P40" style:family="paragraph" style:parent-style-name="Standard">
      <style:paragraph-properties fo:text-align="justify" style:justify-single-word="false"/>
      <style:text-properties fo:language="fr" fo:country="FR" fo:font-weight="normal" officeooo:rsid="00d5d965" officeooo:paragraph-rsid="00d7f6cc" style:font-size-asian="10.5pt" style:font-weight-asian="normal" style:font-weight-complex="normal"/>
    </style:style>
    <style:style style:name="P41" style:family="paragraph" style:parent-style-name="Standard">
      <style:paragraph-properties fo:text-align="justify" style:justify-single-word="false"/>
      <style:text-properties fo:language="fr" fo:country="FR" fo:font-weight="normal" officeooo:rsid="00d7f6cc" officeooo:paragraph-rsid="00d7f6cc" style:font-size-asian="10.5pt" style:font-weight-asian="normal" style:font-weight-complex="normal"/>
    </style:style>
    <style:style style:name="P42" style:family="paragraph" style:parent-style-name="Standard">
      <style:paragraph-properties fo:text-align="justify" style:justify-single-word="false"/>
      <style:text-properties fo:language="fr" fo:country="FR" fo:font-weight="normal" officeooo:rsid="00e604ef" officeooo:paragraph-rsid="00e4e56c" style:font-size-asian="10.5pt" style:font-weight-asian="normal" style:font-weight-complex="normal"/>
    </style:style>
    <style:style style:name="P43" style:family="paragraph" style:parent-style-name="Standard">
      <style:paragraph-properties fo:text-align="justify" style:justify-single-word="false"/>
      <style:text-properties fo:language="fr" fo:country="FR" fo:font-weight="normal" officeooo:rsid="00edb7c3" officeooo:paragraph-rsid="00e84d81" style:font-size-asian="10.5pt" style:font-weight-asian="normal" style:font-weight-complex="normal"/>
    </style:style>
    <style:style style:name="P44" style:family="paragraph" style:parent-style-name="Standard">
      <style:paragraph-properties fo:text-align="justify" style:justify-single-word="false"/>
      <style:text-properties fo:language="fr" fo:country="FR" fo:font-weight="normal" officeooo:rsid="00f9e522" officeooo:paragraph-rsid="00f9e522" style:font-size-asian="10.5pt" style:font-weight-asian="normal" style:font-weight-complex="normal"/>
    </style:style>
    <style:style style:name="P45" style:family="paragraph" style:parent-style-name="Standard">
      <style:paragraph-properties fo:text-align="justify" style:justify-single-word="false"/>
      <style:text-properties fo:language="fr" fo:country="FR" fo:font-weight="normal" officeooo:rsid="00fc2cbd" officeooo:paragraph-rsid="00f9e522" style:font-size-asian="10.5pt" style:font-weight-asian="normal" style:font-weight-complex="normal"/>
    </style:style>
    <style:style style:name="P46" style:family="paragraph" style:parent-style-name="Standard">
      <style:paragraph-properties fo:text-align="justify" style:justify-single-word="false"/>
      <style:text-properties fo:language="fr" fo:country="FR" fo:font-weight="normal" officeooo:rsid="01040a28" officeooo:paragraph-rsid="010783e2" style:font-size-asian="10.5pt" style:font-weight-asian="normal" style:font-weight-complex="normal"/>
    </style:style>
    <style:style style:name="P47" style:family="paragraph" style:parent-style-name="Standard">
      <style:paragraph-properties fo:text-align="justify" style:justify-single-word="false"/>
      <style:text-properties fo:language="fr" fo:country="FR" fo:font-weight="normal" officeooo:rsid="0105f98a" officeooo:paragraph-rsid="0105f98a" style:font-size-asian="10.5pt" style:font-weight-asian="normal" style:font-weight-complex="normal"/>
    </style:style>
    <style:style style:name="P48" style:family="paragraph" style:parent-style-name="Standard">
      <style:paragraph-properties fo:text-align="justify" style:justify-single-word="false"/>
      <style:text-properties fo:language="fr" fo:country="FR" fo:font-weight="normal" officeooo:rsid="0105f98a" officeooo:paragraph-rsid="010783e2" style:font-size-asian="10.5pt" style:font-weight-asian="normal" style:font-weight-complex="normal"/>
    </style:style>
    <style:style style:name="P49" style:family="paragraph" style:parent-style-name="Standard">
      <style:paragraph-properties fo:text-align="justify" style:justify-single-word="false"/>
      <style:text-properties fo:language="fr" fo:country="FR" fo:font-weight="normal" officeooo:rsid="01175dea" officeooo:paragraph-rsid="01175dea" style:font-size-asian="10.5pt" style:font-weight-asian="normal" style:font-weight-complex="normal"/>
    </style:style>
    <style:style style:name="P50" style:family="paragraph" style:parent-style-name="Standard">
      <style:paragraph-properties fo:text-align="justify" style:justify-single-word="false"/>
      <style:text-properties fo:language="fr" fo:country="FR" fo:font-weight="normal" officeooo:rsid="00320ce4" officeooo:paragraph-rsid="00945ce7" style:font-size-asian="10.5pt" style:font-weight-asian="normal" style:font-weight-complex="normal"/>
    </style:style>
    <style:style style:name="P51" style:family="paragraph" style:parent-style-name="Standard">
      <style:paragraph-properties fo:text-align="justify" style:justify-single-word="false"/>
      <style:text-properties fo:language="fr" fo:country="FR" fo:font-weight="normal" officeooo:rsid="00375475" officeooo:paragraph-rsid="0129002e" style:font-size-asian="10.5pt" style:font-weight-asian="normal" style:font-weight-complex="normal"/>
    </style:style>
    <style:style style:name="P52" style:family="paragraph" style:parent-style-name="Standard">
      <style:paragraph-properties fo:text-align="justify" style:justify-single-word="false"/>
      <style:text-properties fo:language="fr" fo:country="FR" fo:font-weight="normal" officeooo:rsid="0129002e" officeooo:paragraph-rsid="0129002e" style:font-size-asian="10.5pt" style:font-weight-asian="normal" style:font-weight-complex="normal"/>
    </style:style>
    <style:style style:name="P53" style:family="paragraph" style:parent-style-name="Standard">
      <style:paragraph-properties fo:text-align="justify" style:justify-single-word="false"/>
      <style:text-properties fo:language="fr" fo:country="FR" fo:font-weight="normal" officeooo:rsid="0035cf2a" officeooo:paragraph-rsid="0035cf2a" style:font-size-asian="10.5pt" style:font-weight-asian="normal" style:font-weight-complex="normal"/>
    </style:style>
    <style:style style:name="P54" style:family="paragraph" style:parent-style-name="Standard">
      <style:paragraph-properties fo:text-align="justify" style:justify-single-word="false"/>
      <style:text-properties fo:language="fr" fo:country="FR" fo:font-weight="normal" officeooo:rsid="008b2223" officeooo:paragraph-rsid="00aa0eb9" style:font-size-asian="10.5pt" style:font-weight-asian="normal" style:font-weight-complex="normal"/>
    </style:style>
    <style:style style:name="P55" style:family="paragraph" style:parent-style-name="Standard">
      <style:paragraph-properties fo:text-align="justify" style:justify-single-word="false"/>
      <style:text-properties fo:language="fr" fo:country="FR" fo:font-weight="normal" officeooo:rsid="00a3872a" officeooo:paragraph-rsid="00a3872a" style:font-size-asian="10.5pt" style:font-weight-asian="normal" style:font-weight-complex="normal"/>
    </style:style>
    <style:style style:name="P56" style:family="paragraph" style:parent-style-name="Standard">
      <style:paragraph-properties fo:text-align="justify" style:justify-single-word="false"/>
      <style:text-properties fo:language="fr" fo:country="FR" fo:font-weight="normal" officeooo:rsid="003c82d1" officeooo:paragraph-rsid="0132e956" style:font-size-asian="10.5pt" style:font-weight-asian="normal" style:font-weight-complex="normal"/>
    </style:style>
    <style:style style:name="P57" style:family="paragraph" style:parent-style-name="Standard">
      <style:paragraph-properties fo:text-align="justify" style:justify-single-word="false"/>
      <style:text-properties fo:language="fr" fo:country="FR" fo:font-weight="normal" officeooo:rsid="0137f29f" officeooo:paragraph-rsid="0137f29f" style:font-size-asian="10.5pt" style:font-weight-asian="normal" style:font-weight-complex="normal"/>
    </style:style>
    <style:style style:name="P58" style:family="paragraph" style:parent-style-name="Standard">
      <style:paragraph-properties fo:text-align="justify" style:justify-single-word="false"/>
      <style:text-properties fo:language="fr" fo:country="FR" fo:font-weight="normal" officeooo:rsid="0139973d" officeooo:paragraph-rsid="0139973d" style:font-size-asian="10.5pt" style:font-weight-asian="normal" style:font-weight-complex="normal"/>
    </style:style>
    <style:style style:name="P59" style:family="paragraph" style:parent-style-name="Standard">
      <style:paragraph-properties fo:text-align="justify" style:justify-single-word="false"/>
      <style:text-properties fo:language="fr" fo:country="FR" fo:font-weight="bold" officeooo:rsid="01040a28" officeooo:paragraph-rsid="01040a28" style:font-size-asian="10.5pt" style:font-weight-asian="bold" style:font-weight-complex="bold"/>
    </style:style>
    <style:style style:name="P60" style:family="paragraph" style:parent-style-name="Standard">
      <style:paragraph-properties fo:text-align="justify" style:justify-single-word="false"/>
      <style:text-properties fo:language="fr" fo:country="FR" fo:font-weight="bold" officeooo:rsid="00fde3e1" officeooo:paragraph-rsid="00fde3e1" style:font-size-asian="10.5pt" style:font-weight-asian="bold" style:font-weight-complex="bold"/>
    </style:style>
    <style:style style:name="P61" style:family="paragraph" style:parent-style-name="Standard">
      <style:paragraph-properties fo:text-align="center" style:justify-single-word="false"/>
      <style:text-properties fo:language="fr" fo:country="FR" fo:font-style="italic" fo:font-weight="normal" officeooo:rsid="011c7fd9" officeooo:paragraph-rsid="011c7fd9" style:font-size-asian="10.5pt" style:font-style-asian="italic" style:font-weight-asian="normal" style:font-style-complex="italic" style:font-weight-complex="normal"/>
    </style:style>
    <style:style style:name="P62" style:family="paragraph" style:parent-style-name="Standard">
      <style:paragraph-properties fo:text-align="center" style:justify-single-word="false"/>
      <style:text-properties fo:language="fr" fo:country="FR" fo:font-style="italic" fo:font-weight="normal" officeooo:rsid="011ec241" officeooo:paragraph-rsid="012f374c" style:font-size-asian="10.5pt" style:font-style-asian="italic" style:font-weight-asian="normal" style:font-style-complex="italic" style:font-weight-complex="normal"/>
    </style:style>
    <style:style style:name="P63" style:family="paragraph" style:parent-style-name="Standard">
      <style:paragraph-properties fo:text-align="center" style:justify-single-word="false"/>
      <style:text-properties fo:language="fr" fo:country="FR" fo:font-style="italic" fo:font-weight="normal" officeooo:rsid="012f3d9a" officeooo:paragraph-rsid="012f3d9a" style:font-size-asian="10.5pt" style:font-style-asian="italic" style:font-weight-asian="normal" style:font-style-complex="italic" style:font-weight-complex="normal"/>
    </style:style>
    <style:style style:name="P64" style:family="paragraph" style:parent-style-name="Standard">
      <style:paragraph-properties fo:text-align="center" style:justify-single-word="false"/>
      <style:text-properties fo:language="fr" fo:country="FR" fo:font-style="italic" fo:font-weight="normal" officeooo:rsid="01302452" officeooo:paragraph-rsid="01302452" style:font-size-asian="10.5pt" style:font-style-asian="italic" style:font-weight-asian="normal" style:font-style-complex="italic" style:font-weight-complex="normal"/>
    </style:style>
    <style:style style:name="P65" style:family="paragraph" style:parent-style-name="Standard">
      <style:paragraph-properties fo:text-align="center" style:justify-single-word="false"/>
      <style:text-properties fo:language="fr" fo:country="FR" fo:font-style="italic" fo:font-weight="normal" officeooo:rsid="01307ebc" officeooo:paragraph-rsid="01307ebc" style:font-size-asian="10.5pt" style:font-style-asian="italic" style:font-weight-asian="normal" style:font-style-complex="italic" style:font-weight-complex="normal"/>
    </style:style>
    <style:style style:name="P66" style:family="paragraph" style:parent-style-name="Standard">
      <style:paragraph-properties fo:text-align="center" style:justify-single-word="false"/>
      <style:text-properties fo:language="fr" fo:country="FR" fo:font-style="italic" officeooo:rsid="01324b2e" officeooo:paragraph-rsid="01324b2e" style:font-size-asian="10.5pt" style:font-style-asian="italic" style:font-style-complex="italic"/>
    </style:style>
    <style:style style:name="T1" style:family="text">
      <style:text-properties officeooo:rsid="001b0a1c"/>
    </style:style>
    <style:style style:name="T2" style:family="text">
      <style:text-properties officeooo:rsid="001c983d"/>
    </style:style>
    <style:style style:name="T3" style:family="text">
      <style:text-properties officeooo:rsid="001f1a96"/>
    </style:style>
    <style:style style:name="T4" style:family="text">
      <style:text-properties officeooo:rsid="00207451"/>
    </style:style>
    <style:style style:name="T5" style:family="text">
      <style:text-properties officeooo:rsid="0020b36e"/>
    </style:style>
    <style:style style:name="T6" style:family="text">
      <style:text-properties officeooo:rsid="002ad2ad"/>
    </style:style>
    <style:style style:name="T7" style:family="text">
      <style:text-properties officeooo:rsid="002dc864"/>
    </style:style>
    <style:style style:name="T8" style:family="text">
      <style:text-properties officeooo:rsid="002ebb27"/>
    </style:style>
    <style:style style:name="T9" style:family="text">
      <style:text-properties officeooo:rsid="0033c1e9"/>
    </style:style>
    <style:style style:name="T10" style:family="text">
      <style:text-properties officeooo:rsid="003c82d1"/>
    </style:style>
    <style:style style:name="T11" style:family="text">
      <style:text-properties officeooo:rsid="003e084b"/>
    </style:style>
    <style:style style:name="T12" style:family="text">
      <style:text-properties officeooo:rsid="003fce9e"/>
    </style:style>
    <style:style style:name="T13" style:family="text">
      <style:text-properties officeooo:rsid="00406dd6"/>
    </style:style>
    <style:style style:name="T14" style:family="text">
      <style:text-properties officeooo:rsid="0040a189"/>
    </style:style>
    <style:style style:name="T15" style:family="text">
      <style:text-properties officeooo:rsid="0042e944"/>
    </style:style>
    <style:style style:name="T16" style:family="text">
      <style:text-properties officeooo:rsid="00441167"/>
    </style:style>
    <style:style style:name="T17" style:family="text">
      <style:text-properties officeooo:rsid="0047232a"/>
    </style:style>
    <style:style style:name="T18" style:family="text">
      <style:text-properties officeooo:rsid="0048c3f6"/>
    </style:style>
    <style:style style:name="T19" style:family="text">
      <style:text-properties officeooo:rsid="004a1cad"/>
    </style:style>
    <style:style style:name="T20" style:family="text">
      <style:text-properties officeooo:rsid="004bcbd2"/>
    </style:style>
    <style:style style:name="T21" style:family="text">
      <style:text-properties officeooo:rsid="00515ad8"/>
    </style:style>
    <style:style style:name="T22" style:family="text">
      <style:text-properties officeooo:rsid="00533978"/>
    </style:style>
    <style:style style:name="T23" style:family="text">
      <style:text-properties officeooo:rsid="0053843a"/>
    </style:style>
    <style:style style:name="T24" style:family="text">
      <style:text-properties officeooo:rsid="0056f368"/>
    </style:style>
    <style:style style:name="T25" style:family="text">
      <style:text-properties officeooo:rsid="0058c80c"/>
    </style:style>
    <style:style style:name="T26" style:family="text">
      <style:text-properties officeooo:rsid="00591938"/>
    </style:style>
    <style:style style:name="T27" style:family="text">
      <style:text-properties officeooo:rsid="00593142"/>
    </style:style>
    <style:style style:name="T28" style:family="text">
      <style:text-properties officeooo:rsid="005a6ddc"/>
    </style:style>
    <style:style style:name="T29" style:family="text">
      <style:text-properties officeooo:rsid="005d022b"/>
    </style:style>
    <style:style style:name="T30" style:family="text">
      <style:text-properties officeooo:rsid="005e2d58"/>
    </style:style>
    <style:style style:name="T31" style:family="text">
      <style:text-properties officeooo:rsid="00605350"/>
    </style:style>
    <style:style style:name="T32" style:family="text">
      <style:text-properties officeooo:rsid="0060fb7d"/>
    </style:style>
    <style:style style:name="T33" style:family="text">
      <style:text-properties officeooo:rsid="0064ed92"/>
    </style:style>
    <style:style style:name="T34" style:family="text">
      <style:text-properties officeooo:rsid="0069dd9c"/>
    </style:style>
    <style:style style:name="T35" style:family="text">
      <style:text-properties officeooo:rsid="006b71f1"/>
    </style:style>
    <style:style style:name="T36" style:family="text">
      <style:text-properties officeooo:rsid="006d1a41"/>
    </style:style>
    <style:style style:name="T37" style:family="text">
      <style:text-properties officeooo:rsid="006e57a1"/>
    </style:style>
    <style:style style:name="T38" style:family="text">
      <style:text-properties officeooo:rsid="0073370a"/>
    </style:style>
    <style:style style:name="T39" style:family="text">
      <style:text-properties officeooo:rsid="00786d0e"/>
    </style:style>
    <style:style style:name="T40" style:family="text">
      <style:text-properties officeooo:rsid="007969f9"/>
    </style:style>
    <style:style style:name="T41" style:family="text">
      <style:text-properties officeooo:rsid="007dfde8"/>
    </style:style>
    <style:style style:name="T42" style:family="text">
      <style:text-properties officeooo:rsid="007f9132"/>
    </style:style>
    <style:style style:name="T43" style:family="text">
      <style:text-properties officeooo:rsid="0082d0e5"/>
    </style:style>
    <style:style style:name="T44" style:family="text">
      <style:text-properties officeooo:rsid="008736a9"/>
    </style:style>
    <style:style style:name="T45" style:family="text">
      <style:text-properties officeooo:rsid="0088e45a"/>
    </style:style>
    <style:style style:name="T46" style:family="text">
      <style:text-properties officeooo:rsid="002468c1"/>
    </style:style>
    <style:style style:name="T47" style:family="text">
      <style:text-properties officeooo:rsid="008ecdc7"/>
    </style:style>
    <style:style style:name="T48" style:family="text">
      <style:text-properties officeooo:rsid="00928bca"/>
    </style:style>
    <style:style style:name="T49" style:family="text">
      <style:text-properties officeooo:rsid="00a46b2f"/>
    </style:style>
    <style:style style:name="T50" style:family="text">
      <style:text-properties officeooo:rsid="00a528e6"/>
    </style:style>
    <style:style style:name="T51" style:family="text">
      <style:text-properties officeooo:rsid="00a5e6f0"/>
    </style:style>
    <style:style style:name="T52" style:family="text">
      <style:text-properties officeooo:rsid="00add1c0"/>
    </style:style>
    <style:style style:name="T53" style:family="text">
      <style:text-properties officeooo:rsid="00b062a8"/>
    </style:style>
    <style:style style:name="T54" style:family="text">
      <style:text-properties officeooo:rsid="00b0fc33"/>
    </style:style>
    <style:style style:name="T55" style:family="text">
      <style:text-properties officeooo:rsid="00b1a234"/>
    </style:style>
    <style:style style:name="T56" style:family="text">
      <style:text-properties officeooo:rsid="00b39622"/>
    </style:style>
    <style:style style:name="T57" style:family="text">
      <style:text-properties officeooo:rsid="00b7ea47"/>
    </style:style>
    <style:style style:name="T58" style:family="text">
      <style:text-properties officeooo:rsid="00b99fe2"/>
    </style:style>
    <style:style style:name="T59" style:family="text">
      <style:text-properties fo:font-weight="normal" style:font-weight-asian="normal" style:font-weight-complex="normal"/>
    </style:style>
    <style:style style:name="T60" style:family="text">
      <style:text-properties fo:font-weight="normal" officeooo:rsid="004419e4" style:font-weight-asian="normal" style:font-weight-complex="normal"/>
    </style:style>
    <style:style style:name="T61" style:family="text">
      <style:text-properties fo:font-weight="normal" officeooo:rsid="00d411fe" style:font-weight-asian="normal" style:font-weight-complex="normal"/>
    </style:style>
    <style:style style:name="T62" style:family="text">
      <style:text-properties fo:font-weight="normal" officeooo:rsid="00d5d965" style:font-weight-asian="normal" style:font-weight-complex="normal"/>
    </style:style>
    <style:style style:name="T63" style:family="text">
      <style:text-properties fo:font-weight="normal" officeooo:rsid="00d68781" style:font-weight-asian="normal" style:font-weight-complex="normal"/>
    </style:style>
    <style:style style:name="T64" style:family="text">
      <style:text-properties fo:font-weight="normal" officeooo:rsid="00da424b" style:font-weight-asian="normal" style:font-weight-complex="normal"/>
    </style:style>
    <style:style style:name="T65" style:family="text">
      <style:text-properties fo:font-weight="normal" officeooo:rsid="00dc3c49" style:font-weight-asian="normal" style:font-weight-complex="normal"/>
    </style:style>
    <style:style style:name="T66" style:family="text">
      <style:text-properties fo:font-weight="normal" officeooo:rsid="00dd9236" style:font-weight-asian="normal" style:font-weight-complex="normal"/>
    </style:style>
    <style:style style:name="T67" style:family="text">
      <style:text-properties fo:font-weight="normal" officeooo:rsid="00e0641a" style:font-weight-asian="normal" style:font-weight-complex="normal"/>
    </style:style>
    <style:style style:name="T68" style:family="text">
      <style:text-properties fo:font-weight="normal" officeooo:rsid="00e1c116" style:font-weight-asian="normal" style:font-weight-complex="normal"/>
    </style:style>
    <style:style style:name="T69" style:family="text">
      <style:text-properties fo:font-weight="normal" officeooo:rsid="00e2df82" style:font-weight-asian="normal" style:font-weight-complex="normal"/>
    </style:style>
    <style:style style:name="T70" style:family="text">
      <style:text-properties fo:font-weight="normal" officeooo:rsid="00e454ba" style:font-weight-asian="normal" style:font-weight-complex="normal"/>
    </style:style>
    <style:style style:name="T71" style:family="text">
      <style:text-properties fo:font-weight="normal" officeooo:rsid="00e604ef" style:font-weight-asian="normal" style:font-weight-complex="normal"/>
    </style:style>
    <style:style style:name="T72" style:family="text">
      <style:text-properties fo:font-weight="normal" officeooo:rsid="00e9ee7a" style:font-weight-asian="normal" style:font-weight-complex="normal"/>
    </style:style>
    <style:style style:name="T73" style:family="text">
      <style:text-properties fo:font-weight="normal" officeooo:rsid="00ea6623" style:font-weight-asian="normal" style:font-weight-complex="normal"/>
    </style:style>
    <style:style style:name="T74" style:family="text">
      <style:text-properties fo:font-weight="normal" officeooo:rsid="00ebf403" style:font-weight-asian="normal" style:font-weight-complex="normal"/>
    </style:style>
    <style:style style:name="T75" style:family="text">
      <style:text-properties fo:font-weight="normal" officeooo:rsid="00edb7c3" style:font-weight-asian="normal" style:font-weight-complex="normal"/>
    </style:style>
    <style:style style:name="T76" style:family="text">
      <style:text-properties fo:font-weight="normal" officeooo:rsid="00f09448" style:font-weight-asian="normal" style:font-weight-complex="normal"/>
    </style:style>
    <style:style style:name="T77" style:family="text">
      <style:text-properties fo:font-weight="normal" officeooo:rsid="00f0f562" style:font-weight-asian="normal" style:font-weight-complex="normal"/>
    </style:style>
    <style:style style:name="T78" style:family="text">
      <style:text-properties fo:font-weight="normal" officeooo:rsid="00f1b12f" style:font-weight-asian="normal" style:font-weight-complex="normal"/>
    </style:style>
    <style:style style:name="T79" style:family="text">
      <style:text-properties fo:font-weight="normal" officeooo:rsid="00f30cbc" style:font-weight-asian="normal" style:font-weight-complex="normal"/>
    </style:style>
    <style:style style:name="T80" style:family="text">
      <style:text-properties fo:font-weight="normal" officeooo:rsid="00f3b289" style:font-weight-asian="normal" style:font-weight-complex="normal"/>
    </style:style>
    <style:style style:name="T81" style:family="text">
      <style:text-properties fo:font-weight="normal" officeooo:rsid="00f4ebad" style:font-weight-asian="normal" style:font-weight-complex="normal"/>
    </style:style>
    <style:style style:name="T82" style:family="text">
      <style:text-properties fo:font-weight="normal" officeooo:rsid="00f6dd21" style:font-weight-asian="normal" style:font-weight-complex="normal"/>
    </style:style>
    <style:style style:name="T83" style:family="text">
      <style:text-properties fo:font-weight="normal" officeooo:rsid="00f791ed" style:font-weight-asian="normal" style:font-weight-complex="normal"/>
    </style:style>
    <style:style style:name="T84" style:family="text">
      <style:text-properties fo:font-weight="normal" officeooo:rsid="00f8a97c" style:font-weight-asian="normal" style:font-weight-complex="normal"/>
    </style:style>
    <style:style style:name="T85" style:family="text">
      <style:text-properties fo:font-weight="normal" officeooo:rsid="00fa5786" style:font-weight-asian="normal" style:font-weight-complex="normal"/>
    </style:style>
    <style:style style:name="T86" style:family="text">
      <style:text-properties fo:font-weight="normal" officeooo:rsid="00fc2cbd" style:font-weight-asian="normal" style:font-weight-complex="normal"/>
    </style:style>
    <style:style style:name="T87" style:family="text">
      <style:text-properties fo:font-weight="normal" officeooo:rsid="01364c15" style:font-weight-asian="normal" style:font-weight-complex="normal"/>
    </style:style>
    <style:style style:name="T88" style:family="text">
      <style:text-properties officeooo:rsid="00bff288"/>
    </style:style>
    <style:style style:name="T89" style:family="text">
      <style:text-properties officeooo:rsid="00c24430"/>
    </style:style>
    <style:style style:name="T90" style:family="text">
      <style:text-properties officeooo:rsid="00cf92ef"/>
    </style:style>
    <style:style style:name="T91" style:family="text">
      <style:text-properties officeooo:rsid="00d35673"/>
    </style:style>
    <style:style style:name="T92" style:family="text">
      <style:text-properties officeooo:rsid="01046323"/>
    </style:style>
    <style:style style:name="T93" style:family="text">
      <style:text-properties officeooo:rsid="01057fde"/>
    </style:style>
    <style:style style:name="T94" style:family="text">
      <style:text-properties officeooo:rsid="0108366f"/>
    </style:style>
    <style:style style:name="T95" style:family="text">
      <style:text-properties officeooo:rsid="010a118a"/>
    </style:style>
    <style:style style:name="T96" style:family="text">
      <style:text-properties officeooo:rsid="010b4b47"/>
    </style:style>
    <style:style style:name="T97" style:family="text">
      <style:text-properties officeooo:rsid="010c81a1"/>
    </style:style>
    <style:style style:name="T98" style:family="text">
      <style:text-properties officeooo:rsid="010e640a"/>
    </style:style>
    <style:style style:name="T99" style:family="text">
      <style:text-properties officeooo:rsid="010f7b9a"/>
    </style:style>
    <style:style style:name="T100" style:family="text">
      <style:text-properties officeooo:rsid="010ff6f4"/>
    </style:style>
    <style:style style:name="T101" style:family="text">
      <style:text-properties officeooo:rsid="0111dbc7"/>
    </style:style>
    <style:style style:name="T102" style:family="text">
      <style:text-properties officeooo:rsid="0114a2eb"/>
    </style:style>
    <style:style style:name="T103" style:family="text">
      <style:text-properties officeooo:rsid="011925f5"/>
    </style:style>
    <style:style style:name="T104" style:family="text">
      <style:text-properties officeooo:rsid="01203c97"/>
    </style:style>
    <style:style style:name="T105" style:family="text">
      <style:text-properties officeooo:rsid="012902b8"/>
    </style:style>
    <style:style style:name="T106" style:family="text">
      <style:text-properties officeooo:rsid="012a41d5"/>
    </style:style>
    <style:style style:name="T107" style:family="text">
      <style:text-properties officeooo:rsid="012dd2ed"/>
    </style:style>
    <style:style style:name="T108" style:family="text">
      <style:text-properties officeooo:rsid="0136b928"/>
    </style:style>
    <style:style style:name="T109" style:family="text">
      <style:text-properties officeooo:rsid="013939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escription de l'architecture et de la <text:span text:style-name="T102">plate-forme</text:span> de tests</text:p>
      <text:p text:style-name="P59"/>
      <text:p text:style-name="P46">Les différents programmes qui ont été développés pour ce projet on<text:span text:style-name="T92">t</text:span> été testés sur une architecture Intel i3-330M, <text:span text:style-name="T93">première génération de ce type de processeurs, sur un</text:span> système d'exploitation Ubuntu 14.04 avec le noyau <text:span text:style-name="T94">Linux </text:span>3.13. <text:span text:style-name="T95">L</text:span>e processeur dispose de deux cœurs physiques et donc quatre cœurs <text:span text:style-name="T97">logiques </text:span>avec hyper-threading <text:span text:style-name="T96">activé</text:span>. On dispose d'un cache de niveau L1 de 64ko pour les instructions et 64ko pour les données sur caque cœur. Le cache de niveau L2 est aussi exclusif aux deux cœurs, sa taille est de 256ko. Enfin, le cache de niveau L3 fait 3Mo. Celui-ci est partagé par les deux cœurs.</text:p>
      <text:p text:style-name="P49"/>
      <text:p text:style-name="P49">La figure au dessous montre un schéma de l'architecture utilisée décrite auparavant. <text:span text:style-name="T103">On peut aussi constater comment on va utiliser les cœurs pour repartir les tâches attaquantes et la tâche temps-réel.</text:span></text:p>
      <text:p text:style-name="P48"/>
      <text:p text:style-name="P61">Schéma <text:span text:style-name="T104">architecture :</text:span> psar_archi.png</text:p>
      <text:p text:style-name="P48"/>
      <text:p text:style-name="P47">Au début du projet des tests ont été aussi réalisés sur un processeur Intel i7-3517U : <text:span text:style-name="T101">deux cœurs physiques et quatre logiques avec un L1 de 64ko pour les données et 64ko pour les instructions, un L2 mélangé de 256ko et un L3 mélangé et partagé de taille 4Mo. Cette machine utilisait un système Arch Linux avec un noyau 3.14</text:span>. Les résultats n'étaient pas satisfaisant puisque ce processeur est utilisé <text:span text:style-name="T98">sur</text:span> des ultrabook. Quand le processeur recevait trop de charges il activait son mécanisme de « Turbo Boost » pour répondre à la grande <text:span text:style-name="T99">demande faite par l'utilisateur</text:span>. Ce comportement <text:span text:style-name="T100">faussait les mesures puisque la tâche temps-réel allait s'exécuter plus rapidement avec une charge concurrente plus importante, le système voulait se débarrasser le plus rapidement de ce processus pour laisser de la place aux autres tâches. Le fait que la tâche temps-réel soit maintenue moins de temps dans le processeur faisait que le nombre d'accès aux caches et à la mémoire soit inférieur aux nombre d'accès lorsque la tâche s'exécutait toute seule.</text:span></text:p>
      <text:p text:style-name="P47"/>
      <text:p text:style-name="P12">Comment mesurer ?</text:p>
      <text:p text:style-name="P1"/>
      <text:p text:style-name="P1">Pour faire les mesures correspondantes à la tâche temps-réel on ut<text:span text:style-name="T7">i</text:span>lise la librairie PAPI (Performance Application Programming Interface) <text:span text:style-name="T1">décrite au par avant</text:span>. <text:span text:style-name="T3">Notamment on utilise les fonctions de bas niveau pour avoir une meilleure granularité sur les données.</text:span></text:p>
      <text:p text:style-name="P1"/>
      <text:p text:style-name="P1">Dans un premier temps on utilise un seul « <text:span text:style-name="T29">e</text:span>vent <text:span text:style-name="T29">s</text:span>et » qui <text:span text:style-name="T17">va indiquer à PAPI les différentes mesures qu'on veut faire, c'est-à-dire</text:span> le nombre de cache <text:span text:style-name="T4">MISS</text:span> et <text:span text:style-name="T4">HIT</text:span> pour les niveaux L1, L2 <text:span text:style-name="T39">et </text:span>L3. <text:span text:style-name="T17">Ce qui nous permet</text:span> donc avoir un taux de cache <text:span text:style-name="T5">HIT</text:span> pour les différents niveau, de même que le nombre d'accès à la mémoire (nombre de cache miss au niveau L3).</text:p>
      <text:p text:style-name="P1"/>
      <text:p text:style-name="P1">Le programme qui se charge de faire les mesures s'appelle « papi_wrapper » <text:span text:style-name="T34">(src/papi_wrapper.c)</text:span>. Son fonctionnement consiste à initialiser PAPI avec toutes les options nécessaires : <text:span text:style-name="T2">attacher l'événement à un seul CPU, changer le domaine de mesures et la granularité, initialiser l'event set ; il faut aussi utiliser un multiplexage</text:span> pour arriver à faire toutes les mesures sur un seul event set, <text:span text:style-name="T2">notamment avoir le nombre de cache MISS du L3 au même temps que les autres caches</text:span>. Les mesures se font sur la période stationnaire de la tâche temps réel. <text:span text:style-name="T18">Les compteurs sont initialisés après que la tâche temps-réel est lancée et ils sont arrêtés avant que le processus se termine.</text:span></text:p>
      <text:p text:style-name="P1"/>
      <text:p text:style-name="P4">Comme ses fonctionnalités vont être utilisées par le scheduler plus tard dans le projet, l’initialisation des <text:s/>éléments utilisés pour le faire le benchmarking vont être mis dans un fichier utilitaire <text:span text:style-name="T40">appelé</text:span> « papi_util » <text:span text:style-name="T35">(src/papi_util.c).</text:span></text:p>
      <text:p text:style-name="P1"/>
      <text:p text:style-name="P1"><text:soft-page-break/>Pour arriver à faire <text:span text:style-name="T30">le benchmarking</text:span> le wrapper va se forker, <text:span text:style-name="T40">lancer</text:span> la tâche temps-réel <text:span text:style-name="T19">en la</text:span> clou<text:span text:style-name="T19">ant</text:span> à un <text:span text:style-name="T19">seul</text:span> CPU, <text:span text:style-name="T31">avec la plus haute priorité FIFO ;</text:span> <text:span text:style-name="T32">on utilise les fonctions du scheduler (sched_setaffinity, sched_setscheduler) pour arriver à ceci</text:span>. <text:span text:style-name="T20">On ne veut pas que le processus fasse une migration de CPU parce que les mesures ne vont pas correspondre à la bande passante de la tâche temps-réel.</text:span> Dans notre cas on utilise le <text:span text:style-name="T12">deuxi</text:span>ème CPU pour la tâche temps-réel. Une fois forké, le wrapper va attendre la période stationnaire de la tâche temps-réel et mesurer les événements grâce à PAPI pendant une période de <text:span text:style-name="T33">huit</text:span> secondes. Après il attend <text:span text:style-name="T33">la fin de </text:span>son fils et fait la destruction du set pour se finir en affichant le temps d'<text:span text:style-name="T21">e</text:span>xécution et en ajoutant les données qui seront utilisés <text:span text:style-name="T22">par gnu</text:span>plot <text:span text:style-name="T22">sur des fichiers texte</text:span>.</text:p>
      <text:p text:style-name="P1"/>
      <text:p text:style-name="P3">Le wrapper peut prendre n'importe quel programme pour le lancer et faire des mesures de performance. <text:s/><text:span text:style-name="T2">Cependant</text:span> il va clouer la tâche passée en paramètre au deuxième cœur tout le temps.</text:p>
      <text:p text:style-name="P36">PAPI va nécessiter les droits de super-utilisateur pour arriver à attacher l'event set utilisé à un seul CPU (PAPI_set_opt avec l'option PAPI_CPU_ATTACH).</text:p>
      <text:p text:style-name="P3"/>
      <text:p text:style-name="P27">Pour <text:span text:style-name="T23">a</text:span>voir <text:span text:style-name="T23">une meilleure perception</text:span> sur la <text:span text:style-name="T23">performance de la</text:span> tâche temps-réel on va isoler les cœurs qui vont être utilisés pour la tâche temps-réel, et po<text:span text:style-name="T23">ur</text:span> les attaquants. Dans l'architecture utilisée pour les tests on dispose de quatre cœurs : on va utiliser un pour l'OS, un pour le temps-réel et les deux autres pour les attaquants. <text:span text:style-name="T23">L'isolation se fait avec la ligne de commande du noyau. On utilise l'option « isolcpus » passés au démarrage à travers GRUB 2.</text:span></text:p>
      <text:p text:style-name="P28"/>
      <text:p text:style-name="P29">Lancer d'autres tâches attaquantes sur les CPUs <text:span text:style-name="T41">déjà utilisés </text:span>ne va plus influencer le temps d'exécution de la tâche temps-réel. On va avoir une stabilisation de la courbe une fois qu'on n'a plus de CPUs disponibles.</text:p>
      <text:p text:style-name="P27"/>
      <text:p text:style-name="P30">En fonction du gouverneur du CPU les résultats peuvent varier, on a fait les mesures en utilisant le gouverneur « <text:span text:style-name="T42">p</text:span>owersave » et « <text:span text:style-name="T42">p</text:span>erformance ». <text:span text:style-name="T8">On peut considérer que dans un système embarqué on va préférer un gouverneur de type « powersave ». L'ensemble des tests ont été faits sur des noyau récents : 3.13.x .</text:span></text:p>
      <text:p text:style-name="P30"/>
      <text:p text:style-name="P31">Un facteur <text:span text:style-name="T43">qui est pris e</text:span>n compte <text:span text:style-name="T43">pour le benchmark </text:span>c'est le prefetching fait par le compilateur et par le CPU. C'est difficile de savoir comment va réagir le CPU ou le compilateur pour les tâches attaquantes <text:span text:style-name="T8">et la tâche temps-réel</text:span>. On a donc deux modes de parcours de liste chaîné pour les attaquants. Un mode où la liste est parcourue linéairement <text:span text:style-name="T44">donc le prefetching du compilateur et du CPU devraient être utilisés fortement dû à localité spatiale. U</text:span>n autre mode <text:span text:style-name="T24">avec un</text:span> parcours aléatoire <text:span text:style-name="T6">où on ne veut pas que le prefetching soit <text:s/>utilisé, on ne veut pas que le compilateur où le CPU connaissent la prochaine instruction ou donnée qui va être sollicitée</text:span>.</text:p>
      <text:p text:style-name="P31"/>
      <text:p text:style-name="P19">La tâche temps-réel va faire un parcours aléatoire de deux tableaux. Les tableaux sont assez grands pour qu'ils soient mis sur la mémoire et pas seulement sur le cache <text:span text:style-name="T45">L3</text:span>. <text:span text:style-name="T25">Comme pour les tâches attaquantes le parcours aléatoire des deux tableaux va rendre le prefetching impossible ou minimal.</text:span></text:p>
      <text:p text:style-name="P19"/>
      <text:p text:style-name="P19">Effectivement le but est de solliciter le plus possible le bus mémoire du processeur <text:span text:style-name="T26">pour toutes les tâches</text:span>.<text:span text:style-name="T46">les tests on dispose de quatre cœurs : on va utiliser un pour l'OS, un pour le temps-réel et les deux autres pour les attaquants. L'isolation se fait avec la ligne de commande du noyau. On utilise l'option « isolcpus » passés au démarrage à travers GRUB 2.</text:span></text:p>
      <text:p text:style-name="P2"/>
      <text:p text:style-name="P13">Résultats et analyse des courbes</text:p>
      <text:p text:style-name="P18"/>
      <text:p text:style-name="P33"><text:span text:style-name="T27">L</text:span>es <text:span text:style-name="T28">premiers </text:span>résultats <text:span text:style-name="T47">ont été faits avec un gouverneur « performance » et en utilisant un parcours </text:span><text:soft-page-break/><text:span text:style-name="T47">aléatoire pour les tâches attaquantes. On a lancé cinquante fois le wrapper sans tâches attaquantes au début, après avec une tâche attaquante pour finir avec deux attaquants, donc un total de cent cinquante exécutions pour le wrapper. Les tâches attaquantes vont faire un parcours aléatoire en se lançant sur un autre terminal pour que l'OS puisse forcer le pourcentage d'utilisation du CPU. Ces processus vont contenir 900.000 éléments. La tâche temps réel va faire vingt millions d'itérations avant de se terminer. (Script lancer_benchmark.sh).</text:span></text:p>
      <text:p text:style-name="P33"/>
      <text:p text:style-name="P32"><text:span text:style-name="T48">Les résultats montrent</text:span> une augmentation de 14 % sur le temps d'exécution pour la tâche temps-réel quand on rajoute un attaquant. Et une augmentation de 35 % avec <text:span text:style-name="T9">deux attaquants.</text:span></text:p>
      <text:p text:style-name="P20">Pour le processus temps-réel seul, le temps d'exécution est aux alentours de 55 secondes, avec un attaquant on monte à 64 secondes et avec trois attaquants on arrive jusqu'à 89 secondes.</text:p>
      <text:p text:style-name="P20"/>
      <text:p text:style-name="P62">Courbe benchmark : benchmark_<text:span text:style-name="T107">wrapper</text:span>_<text:span text:style-name="T107">pe</text:span>rformance.png</text:p>
      <text:p text:style-name="P20"/>
      <text:p text:style-name="P26">Le nombre d'accès <text:span text:style-name="T55">au caches de niveau inférieur et à la mémoire</text:span> vont augmenter aussi. <text:span text:style-name="T47">Pour les miss de niveau L1 on a une augmentation de facteur 1.9 pour les cache MISS totaux (instructions et données) avec un attaquant. Puis une augmentation de facteur 3.5 avec deux attaquants par rapport à un seul attaquant.</text:span></text:p>
      <text:p text:style-name="P26"/>
      <text:p text:style-name="P63">Coubre miss L1 : benchmark_wrapper_missL1.png</text:p>
      <text:p text:style-name="P26"/>
      <text:p text:style-name="P34">Le <text:span text:style-name="T56">taux de MISS du</text:span> L2 ne vas pas avoir des variances aussi grandes puisque les tâches attaquantes ont leur propre cache L2, <text:span text:style-name="T52">la taille du cache est aussi un facteur qui influence beaucoup les mesures</text:span>. <text:span text:style-name="T49">Le cache utilisé par la tâche temps-réel est celui qui est partagé avec l'OS</text:span>. Entre zéro et un attaquant la différence est 1.57 <text:span text:style-name="T50">taux</text:span> de MISS. Et entre un et deux attaquants le rapport est de 1.81.</text:p>
      <text:p text:style-name="P34"/>
      <text:p text:style-name="P64">Coubre miss L2 : benchmark_wrapper_missL2.png</text:p>
      <text:p text:style-name="P34"/>
      <text:p text:style-name="P34">Enfin, le <text:span text:style-name="T54">taux de MISS pour le niveau</text:span> L3 va avoir des rapports plus élevés puisque qu'il est partagé avec les autres tâches attaquantes. <text:span text:style-name="T51">On a un facteur de 6.23 pour un attaquant et un facteur de 1.13 pour deux attaquants. Ceci est dû à la surcharge du cache L3. Avec un seul attaquant le cache est déjà saturé puisqu'on utilise autour de 200 Mo de mémoire pour chaque attaquant. De même les mesures faites par PAPI concernent toutes les tâches : attaquants et temps-réel. Donc les accès mémoires sont mélangés.</text:span></text:p>
      <text:p text:style-name="P34"/>
      <text:p text:style-name="P65">Coubre miss L3 : benchmark_wrapper_missL3.png</text:p>
      <text:p text:style-name="P34"/>
      <text:p text:style-name="P25">Le cache partagé <text:span text:style-name="T57">(niveau L3)</text:span> v<text:span text:style-name="T53">a être le plus pollué</text:span> par les données et les instructions des tâches attaquantes. <text:span text:style-name="T54">Ceci va avoir des influences sur les autres niveau de cache pour la tâche temps-réel : quand la donnée qui doit être chargée par le parcours aléatoire ne va pas se trouver sur le niveau de dessous c'est très probable que la donnée se trouve dans la mémoire et pas dans le cache de niveau L3 puisque ce cache est pollué et saturé par les tâches attaquantes. De même les tableaux gérés par le processus temps-réel ont une taille plus grande que tout le niveau L3 du cache c'est-a-dire plus de 2Mo de données.</text:span> <text:span text:style-name="T58">Les données et les instructions</text:span> vont être remplacées assez souvent dans le cas du parcours aléatoire et un peu moins souvent quand les tâches utilisent un parcours linéaire.</text:p>
      <text:p text:style-name="P35"><text:s/></text:p>
      <text:p text:style-name="P20"/>
      <text:p text:style-name="P14">Conclusion</text:p>
      <text:p text:style-name="P14"/>
      <text:p text:style-name="P52">Les tests effectués sur l'architecture Intel, montrent <text:span text:style-name="T106">à quel point</text:span> la tâche temps-réel va être influencée <text:soft-page-break/>par des tâches attaquantes très gourmandes en mémoire. <text:span text:style-name="T105">Le temps d'exécution qui augmente comme le nombre d'accès à la mémoire vont être des problèmes très graves pour un processus de ce type, puisque le pire cas d'exécution ne vas pas être du tout le même avec ou sans des attaquants. Les différentes ressources partagées sont la cause de ce problème et le problème de contention mémoire est bien visible avec les différents tests qui ont été effectués.</text:span></text:p>
      <text:p text:style-name="P51"/>
      <text:p text:style-name="P15">Scheduler, la tâche temps-réel et les tâches attaquantes</text:p>
      <text:p text:style-name="P15"/>
      <text:p text:style-name="P23">La solution que nous proposons en mode utilisateur s'appelle « papi_scheduler » <text:span text:style-name="T36">(src/papi_scheduler.c)</text:span>. <text:span text:style-name="T10">Ce scheduler va reprendre les fonctionnalités de base de « papi_wrapper » et va aussi utiliser le fichier utilitaire « papi_util », en clouant une tâche temps-réel au deuxième CPU et en faisant des mesures de performance pour ce processus.</text:span></text:p>
      <text:p text:style-name="P21"/>
      <text:p text:style-name="P22">Ce qui a été rajouté au wrapper pour faire un type d'ordonnancement est un timer POSIX qui se déclenche toutes les 0.<text:span text:style-name="T37">0</text:span>25 secondes, pour que le scheduler vérifie combien d'accès mémoire ont été effectués. <text:span text:style-name="T88">On ne dispose pas d'interrupteurs matériels qui peuvent détecter si on dépasse un quota d'accès mémoire. Ce timer utilise un signal temps-réel (SIGTRMIN) et le handler qui a été défini pour ce singal va se charger de consulter les valeurs combien d'accès mémoire ont été faits.</text:span> Un event set spécifique <text:span text:style-name="T89">(scheduler_eventset)</text:span> pour les accès mémoire a été rajouté puisqu'il doit être réinitialisé toutes après chaque fenêtre d'exécution.</text:p>
      <text:p text:style-name="P21"/>
      <text:p text:style-name="P56">Les fenêtres d'exécution peuvent correspondre aux échéances de la tâche temps-réel. Par exemple, dans notre cas, on veut assurer que toutes les cinq secondes le nombre d'accès mémoire ne <text:span text:style-name="T13">dépasse</text:span> pas les 129.000 accès. <text:span text:style-name="T11">Ce nombre d'accès correspond aux nombre d'accès faits par l'OS et la tâche attaquante qui tournent sur le premier et le deuxième cœur. Évidemment ce nombre peut varier dû à des interruptions ou à d'autres comportements du système d’exploitation. En fonction des architectures le nombre d'accès peut varier aussi.</text:span></text:p>
      <text:p text:style-name="P21"/>
      <text:p text:style-name="P24">Plusieurs aspects doivent être pris en compte pour <text:span text:style-name="T15">que</text:span> le scheduler <text:span text:style-name="T90">ait le comportement voulu :</text:span> si le timer se déclenche pour des périodes qui sont en dessous de 0.<text:span text:style-name="T38">0</text:span>1 <text:span text:style-name="T16">secondes,</text:span> PAPI va mesurer 0 accès mémoire <text:span text:style-name="T14">et les compteurs vont être saturés. Si on prend une période plus longue on perd en précision pour savoir quand est-ce que le quota d'accès mémoire a été dépassé et les tâches attaquantes vont être arrêtes trop tard, ce qui va provoquer une augmentation sur le temps d'exécution de la tâche temps-réel</text:span>. <text:span text:style-name="T91">Si cette période est trop longue aussi ça peut arriver que les processus attaquants n'arrivent pas à s'arrêter complètement puisque la nouvelle fenêtre d'exécution va arriver plus tôt.</text:span></text:p>
      <text:p text:style-name="P5"><text:span text:style-name="T61">Si </text:span><text:span text:style-name="T59">le </text:span><text:span text:style-name="T60">quota d'accès mémoire est </text:span><text:span text:style-name="T59">dépassé très vite les tâches attaquantes ne vont pas pouvoir s'exécuter pendant que la tâche temps-réel s'exécute. Le problème va dans l'autre sens aussi, si la fenêtre d'exécution est trop courte </text:span><text:span text:style-name="T62">les tâches attaquantes ne vont pas réussir a être arrêtés </text:span><text:span text:style-name="T63">et le temps d'exécution va être comparable à celui du wrapper</text:span><text:span text:style-name="T62">.</text:span></text:p>
      <text:p text:style-name="P40"/>
      <text:p text:style-name="P6"><text:span text:style-name="T62">L</text:span><text:span text:style-name="T59">e </text:span><text:span text:style-name="T65">schéma</text:span><text:span text:style-name="T59"> général </text:span><text:span text:style-name="T65">d'exécution</text:span><text:span text:style-name="T59"> du scheduler est le suivant :</text:span></text:p>
      <text:p text:style-name="P41"/>
      <text:p text:style-name="P6"><text:span text:style-name="T59">Après avoir initialisé toutes les variables qui vont être utilisés pour les mesures </text:span><text:span text:style-name="T66">en utilisant les fonctions de « papi_util »</text:span><text:span text:style-name="T59">, le scheduler initialise le timer qui va être utilisé en définissant le handler pour </text:span><text:span text:style-name="T67">celui-ci.</text:span></text:p>
      <text:p text:style-name="P7"><text:span text:style-name="T59">Ce programme prend en paramètre le nombre d'attaquants qui vont être lancés avec la tâche temps-réel. </text:span><text:span text:style-name="T64">Le scheduler se fork</text:span><text:span text:style-name="T72">e</text:span><text:span text:style-name="T64"> le nombre de fois que l'utilisateur </text:span><text:span text:style-name="T68">a</text:span><text:span text:style-name="T64"> demand</text:span><text:span text:style-name="T68">é</text:span><text:span text:style-name="T64"> en lançant les processus attaquants sur des émulateurs de terminaux. </text:span><text:span text:style-name="T73">Les émulateurs commencent à s'exécuter sur les CPUs 3 et 4 mais l'OS les fait migrer la plus part du temps vers le CPU 0, </text:span><text:span text:style-name="T74">ceci doit être un effet de bord du fait d'utiliser </text:span><text:soft-page-break/><text:span text:style-name="T74">le serveur X sur un seul cœur</text:span><text:span text:style-name="T73">. Cependant les tâches attaquantes sont bien clouées aux CPUs 3 et 4.</text:span><text:span text:style-name="T64"> </text:span><text:span text:style-name="T69">Par défaut les processus attaquants vont utiliser un parcours aléatoire et vont créer 900.000 éléments. Les conditions sont </text:span><text:span text:style-name="T70">donc </text:span><text:span text:style-name="T69">les mêmes que pour le wrapper.</text:span></text:p>
      <text:p text:style-name="P8"><text:span text:style-name="T69">I</text:span><text:span text:style-name="T59">l faut attendre la période stationnaire des tâches attaquantes pour pouvoir lancer la tâche-temps réel </text:span><text:span text:style-name="T71">puisqu'au début les attaquants font l'allocation des éléments de la liste.</text:span></text:p>
      <text:p text:style-name="P42"/>
      <text:p text:style-name="P9"><text:span text:style-name="T71">U</text:span><text:span text:style-name="T59">ne fois que cette étape a été atteinte, le scheduler va se forker une dernière fois pour lancer la tâche temps-réel sur le deuxième CPU, </text:span><text:span text:style-name="T75">exactement pareil que le wrapper.</text:span></text:p>
      <text:p text:style-name="P43"/>
      <text:p text:style-name="P39"><text:span text:style-name="T75">P</text:span><text:span text:style-name="T59">endant que la tâche temps-réel va s'exécuter, le scheduler va recevoir les SIGTRMIN du timer. Il consulte donc la valeur du compteur d'accès mémoire. Il va décrémenter une variable « </text:span><text:span text:style-name="T79">rt_quota_l3 » </text:span><text:span text:style-name="T59">initialisé avec le nombre d'accès mémoire définis dans une macro. Si la varia</text:span><text:span text:style-name="T76">b</text:span><text:span text:style-name="T59">le atteint zéro ou une </text:span><text:span text:style-name="T77">valeur négative, le scheduler va envoyer un signal SIGSTOP aux attaquants. </text:span><text:span text:style-name="T80">Pour n</text:span><text:span text:style-name="T87">xtic(1) </text:span><text:span text:style-name="T80">e pas </text:span><text:span text:style-name="T82">r</text:span><text:span text:style-name="T80">envoyer les signaux on a une autre variable qui sert de </text:span><text:span text:style-name="T81">boolean</text:span><text:span text:style-name="T80">.</text:span></text:p>
      <text:p text:style-name="P10"><text:span text:style-name="T78">Chaque fois que le handler va être exécuté une variable « </text:span><text:span text:style-name="T83">new_window »</text:span><text:span text:style-name="T78"> va être décrémentée. Quand la variable atteint zéro, alors il faut commencer une nouvelle fenêtre d'exécution. </text:span><text:span text:style-name="T84">Le scheduler va envoyer les SIGCONT aux tâches attaquantes et réinitialiser toutes les variables globales pour le quota, <text:s/>les signaux et pour la fenêtre d'exécution.</text:span></text:p>
      <text:p text:style-name="P11"><text:span text:style-name="T84">C</text:span><text:span text:style-name="T59">e procédé est répeté jusqu'à que la tâche temps-réel se termine.</text:span></text:p>
      <text:p text:style-name="P44"/>
      <text:p text:style-name="P11"><text:span text:style-name="T59">En plus de l'ordonnancement, le scheduler va faire les mesures de performance exactement de la même manière que le wrapper, </text:span><text:span text:style-name="T85">en écrivant sur d'autres fichier pour que gnuplot puisse les utiliser après </text:span><text:span text:style-name="T86">pour faire les graphes.</text:span></text:p>
      <text:p text:style-name="P11"><text:span text:style-name="T86"/></text:p>
      <text:p text:style-name="P38"><text:span text:style-name="T86">L</text:span><text:span text:style-name="T59">e schéma du scheduler :</text:span></text:p>
      <text:p text:style-name="P38"><text:span text:style-name="T59"/></text:p>
      <text:p text:style-name="P66"><text:span text:style-name="T59">Schéma scheduler : papi_scheduler.png</text:span></text:p>
      <text:p text:style-name="P45"/>
      <text:p text:style-name="P16">Mesures, résultats et analyse</text:p>
      <text:p text:style-name="P16"/>
      <text:p text:style-name="P57">Les différentes tâches attaquantes et temps-réel vont avoir les même paramètres utilisés pour le wrapper mais cette fois pour les tests du scheduler. C'est-à-dire qu'on utilise un parcours aléatoire pour les tâches attaquantes sur des listes de 900.000 éléments. Le processus temps-réel va faire 20'000.000 d'itérations <text:span text:style-name="T109">et va être attaché au deuxième CPU logique. Les attaquants vont être attachés aux CPUs trois et quatre.</text:span></text:p>
      <text:p text:style-name="P57"/>
      <text:p text:style-name="P58">Le premier graphe présenté veut montrer la différence sur le temps d'exécution avec et sans le méchanisme d'arrêt pour les tâches attaquantes.</text:p>
      <text:p text:style-name="P58"/>
      <text:p text:style-name="P58">On peut constater qu'on a une légère augmentation sur le temps d'exécution quand on passe de zéro à un attaquant.</text:p>
      <text:p text:style-name="P16"/>
      <text:p text:style-name="P17">Conclusio<text:span text:style-name="T108">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Medina</meta:initial-creator>
    <meta:creation-date>2014-04-27T16:23:43.864959548</meta:creation-date>
    <dc:date>2014-05-02T16:31:14.388730242</dc:date>
    <dc:creator>Roberto Medina</dc:creator>
    <meta:editing-duration>PT12H11M32S</meta:editing-duration>
    <meta:editing-cycles>288</meta:editing-cycles>
    <meta:generator>LibreOffice/4.2.3.3$Linux_X86_64 LibreOffice_project/420m0$Build-3</meta:generator>
    <meta:document-statistic meta:table-count="0" meta:image-count="0" meta:object-count="0" meta:page-count="5" meta:paragraph-count="56" meta:word-count="2748" meta:character-count="16555" meta:non-whitespace-character-count="13857"/>
  </office:meta>
</office:document-meta>
</file>